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color="#000000" style:font-name="Arial" fo:font-size="11pt" officeooo:rsid="000f724f" officeooo:paragraph-rsid="000f724f" style:font-size-asian="11pt" style:font-size-complex="11pt"/>
    </style:style>
    <style:style style:name="P2" style:family="paragraph" style:parent-style-name="Standard">
      <style:text-properties fo:color="#000000" style:font-name="Arial" fo:font-size="11pt" officeooo:rsid="000f724f" officeooo:paragraph-rsid="001ecd1d" style:font-size-asian="11pt" style:font-size-complex="11pt"/>
    </style:style>
    <style:style style:name="P3" style:family="paragraph" style:parent-style-name="Standard">
      <style:text-properties fo:color="#000000" style:font-name="Arial" fo:font-size="11pt" officeooo:rsid="000f724f" officeooo:paragraph-rsid="002d0c5b" style:font-size-asian="11pt" style:font-size-complex="11pt"/>
    </style:style>
    <style:style style:name="P4" style:family="paragraph" style:parent-style-name="Standard">
      <style:text-properties fo:color="#000000" style:font-name="Arial" fo:font-size="11pt" officeooo:rsid="000f724f" officeooo:paragraph-rsid="0021c979" style:font-size-asian="11pt" style:font-size-complex="11pt"/>
    </style:style>
    <style:style style:name="P5" style:family="paragraph" style:parent-style-name="Standard">
      <style:text-properties fo:color="#000000" style:font-name="Arial" fo:font-size="11pt" officeooo:rsid="000f724f" officeooo:paragraph-rsid="0019ed83" style:font-size-asian="11pt" style:font-size-complex="11pt"/>
    </style:style>
    <style:style style:name="P6" style:family="paragraph" style:parent-style-name="Standard">
      <style:text-properties fo:color="#000000" style:font-name="Arial" fo:font-size="11pt" officeooo:rsid="000f724f" officeooo:paragraph-rsid="002570c2" style:font-size-asian="11pt" style:font-size-complex="11pt"/>
    </style:style>
    <style:style style:name="P7" style:family="paragraph" style:parent-style-name="Standard">
      <style:text-properties fo:color="#000000" style:font-name="Arial" fo:font-size="11pt" officeooo:rsid="000f724f" officeooo:paragraph-rsid="0011402f" style:font-size-asian="11pt" style:font-size-complex="11pt"/>
    </style:style>
    <style:style style:name="P8" style:family="paragraph" style:parent-style-name="Standard">
      <style:text-properties fo:color="#000000" style:font-name="Arial" fo:font-size="11pt" officeooo:rsid="000f724f" officeooo:paragraph-rsid="003eecff" style:font-size-asian="11pt" style:font-size-complex="11pt"/>
    </style:style>
    <style:style style:name="P9" style:family="paragraph" style:parent-style-name="Standard">
      <style:text-properties fo:color="#000000" style:font-name="Arial" fo:font-size="11pt" officeooo:rsid="001bd1da" officeooo:paragraph-rsid="001bd1da" style:font-size-asian="11pt" style:font-size-complex="11pt"/>
    </style:style>
    <style:style style:name="P10" style:family="paragraph" style:parent-style-name="Standard">
      <style:text-properties fo:color="#000000" style:font-name="Arial" fo:font-size="11pt" officeooo:rsid="001bd1da" officeooo:paragraph-rsid="002b6779" style:font-size-asian="11pt" style:font-size-complex="11pt"/>
    </style:style>
    <style:style style:name="P11" style:family="paragraph" style:parent-style-name="Standard">
      <style:text-properties fo:color="#000000" style:font-name="Arial" fo:font-size="11pt" officeooo:rsid="0020d156" officeooo:paragraph-rsid="0020d156" style:font-size-asian="11pt" style:font-size-complex="11pt"/>
    </style:style>
    <style:style style:name="P12" style:family="paragraph" style:parent-style-name="Standard">
      <style:text-properties fo:color="#000000" style:font-name="Arial" fo:font-size="11pt" officeooo:rsid="0011402f" officeooo:paragraph-rsid="0011402f" style:font-size-asian="11pt" style:font-size-complex="11pt"/>
    </style:style>
    <style:style style:name="P13" style:family="paragraph" style:parent-style-name="Standard">
      <style:text-properties fo:color="#000000" style:font-name="Arial" fo:font-size="11pt" officeooo:rsid="0011402f" officeooo:paragraph-rsid="0028d9ec" style:font-size-asian="11pt" style:font-size-complex="11pt"/>
    </style:style>
    <style:style style:name="P14" style:family="paragraph" style:parent-style-name="Standard">
      <style:text-properties fo:color="#000000" style:font-name="Arial" fo:font-size="11pt" officeooo:rsid="0011402f" officeooo:paragraph-rsid="003eecff" style:font-size-asian="11pt" style:font-size-complex="11pt"/>
    </style:style>
    <style:style style:name="P15" style:family="paragraph" style:parent-style-name="Standard">
      <style:text-properties fo:color="#000000" style:font-name="Arial" fo:font-size="11pt" officeooo:rsid="0024f26f" officeooo:paragraph-rsid="0024f26f" style:font-size-asian="11pt" style:font-size-complex="11pt"/>
    </style:style>
    <style:style style:name="P16" style:family="paragraph" style:parent-style-name="Standard">
      <style:text-properties fo:color="#000000" style:font-name="Arial" fo:font-size="11pt" officeooo:paragraph-rsid="0028d9ec" style:font-size-asian="11pt" style:font-size-complex="11pt"/>
    </style:style>
    <style:style style:name="P17" style:family="paragraph" style:parent-style-name="Standard">
      <style:text-properties fo:color="#000000" style:font-name="Arial" fo:font-size="11pt" officeooo:paragraph-rsid="00293402" style:font-size-asian="11pt" style:font-size-complex="11pt"/>
    </style:style>
    <style:style style:name="P18" style:family="paragraph" style:parent-style-name="Standard">
      <style:text-properties fo:color="#000000" style:font-name="Arial" fo:font-size="11pt" officeooo:rsid="00281a9e" officeooo:paragraph-rsid="00281a9e" style:font-size-asian="11pt" style:font-size-complex="11pt"/>
    </style:style>
    <style:style style:name="P19" style:family="paragraph" style:parent-style-name="Standard">
      <style:text-properties fo:color="#000000" style:font-name="Arial" fo:font-size="11pt" officeooo:rsid="00281a9e" officeooo:paragraph-rsid="002b0c9f" style:font-size-asian="11pt" style:font-size-complex="11pt"/>
    </style:style>
    <style:style style:name="P20" style:family="paragraph" style:parent-style-name="Standard">
      <style:text-properties fo:color="#000000" style:font-name="Arial" fo:font-size="11pt" officeooo:rsid="00281a9e" officeooo:paragraph-rsid="0029c7ab" style:font-size-asian="11pt" style:font-size-complex="11pt"/>
    </style:style>
    <style:style style:name="P21" style:family="paragraph" style:parent-style-name="Standard">
      <style:text-properties fo:color="#000000" style:font-name="Arial" fo:font-size="11pt" officeooo:rsid="0029c7ab" officeooo:paragraph-rsid="0029c7ab" style:font-size-asian="11pt" style:font-size-complex="11pt"/>
    </style:style>
    <style:style style:name="P22" style:family="paragraph" style:parent-style-name="Standard">
      <style:text-properties fo:color="#000000" style:font-name="Arial" fo:font-size="11pt" officeooo:rsid="001205b0" officeooo:paragraph-rsid="001205b0" style:font-size-asian="11pt" style:font-size-complex="11pt"/>
    </style:style>
    <style:style style:name="P23" style:family="paragraph" style:parent-style-name="Standard">
      <style:text-properties fo:color="#000000" style:font-name="Arial" fo:font-size="11pt" officeooo:rsid="001205b0" officeooo:paragraph-rsid="00151e66" style:font-size-asian="11pt" style:font-size-complex="11pt"/>
    </style:style>
    <style:style style:name="P24" style:family="paragraph" style:parent-style-name="Standard">
      <style:text-properties fo:color="#000000" style:font-name="Arial" fo:font-size="11pt" officeooo:rsid="001205b0" officeooo:paragraph-rsid="003eecff" style:font-size-asian="11pt" style:font-size-complex="11pt"/>
    </style:style>
    <style:style style:name="P25" style:family="paragraph" style:parent-style-name="Standard">
      <style:text-properties fo:color="#000000" style:font-name="Arial" fo:font-size="11pt" officeooo:rsid="0013b1a0" officeooo:paragraph-rsid="0013b1a0" style:font-size-asian="11pt" style:font-size-complex="11pt"/>
    </style:style>
    <style:style style:name="P26" style:family="paragraph" style:parent-style-name="Standard">
      <style:text-properties fo:color="#000000" style:font-name="Arial" fo:font-size="11pt" officeooo:rsid="0013b1a0" officeooo:paragraph-rsid="00151e66" style:font-size-asian="11pt" style:font-size-complex="11pt"/>
    </style:style>
    <style:style style:name="P27" style:family="paragraph" style:parent-style-name="Standard">
      <style:text-properties fo:color="#000000" style:font-name="Arial" fo:font-size="11pt" officeooo:rsid="00151e66" officeooo:paragraph-rsid="00151e66" style:font-size-asian="11pt" style:font-size-complex="11pt"/>
    </style:style>
    <style:style style:name="P28" style:family="paragraph" style:parent-style-name="Standard">
      <style:text-properties fo:color="#000000" style:font-name="Arial" fo:font-size="11pt" officeooo:rsid="00151e66" officeooo:paragraph-rsid="0038108c" style:font-size-asian="11pt" style:font-size-complex="11pt"/>
    </style:style>
    <style:style style:name="P29" style:family="paragraph" style:parent-style-name="Standard">
      <style:text-properties fo:color="#000000" style:font-name="Arial" fo:font-size="11pt" officeooo:rsid="00151e66" officeooo:paragraph-rsid="003eecff" style:font-size-asian="11pt" style:font-size-complex="11pt"/>
    </style:style>
    <style:style style:name="P30" style:family="paragraph" style:parent-style-name="Standard">
      <style:text-properties fo:color="#000000" style:font-name="Arial" fo:font-size="11pt" officeooo:rsid="002570c2" officeooo:paragraph-rsid="00263177" style:font-size-asian="11pt" style:font-size-complex="11pt"/>
    </style:style>
    <style:style style:name="P31" style:family="paragraph" style:parent-style-name="Standard">
      <style:text-properties fo:color="#000000" style:font-name="Arial" fo:font-size="11pt" officeooo:rsid="0028d9ec" officeooo:paragraph-rsid="0028d9ec" style:font-size-asian="11pt" style:font-size-complex="11pt"/>
    </style:style>
    <style:style style:name="P32" style:family="paragraph" style:parent-style-name="Standard">
      <style:text-properties fo:color="#000000" style:font-name="Arial" fo:font-size="11pt" officeooo:rsid="0028d9ec" officeooo:paragraph-rsid="0028d9ec" style:font-size-asian="11pt" style:font-size-complex="11pt"/>
    </style:style>
    <style:style style:name="P33" style:family="paragraph" style:parent-style-name="Standard">
      <style:text-properties fo:color="#000000" style:font-name="Arial" fo:font-size="11pt" officeooo:rsid="001205b0" officeooo:paragraph-rsid="003eecff" style:font-size-asian="11pt" style:font-size-complex="11pt"/>
    </style:style>
    <style:style style:name="P34" style:family="paragraph" style:parent-style-name="Standard">
      <style:text-properties fo:color="#000000" style:font-name="Arial" fo:font-size="11pt" officeooo:rsid="000f724f" officeooo:paragraph-rsid="003eecff" style:font-size-asian="11pt" style:font-size-complex="11pt"/>
    </style:style>
    <style:style style:name="P35" style:family="paragraph" style:parent-style-name="Standard">
      <style:text-properties fo:color="#000000" style:font-name="Arial" fo:font-size="11pt" officeooo:rsid="00402480" officeooo:paragraph-rsid="00402480" style:font-size-asian="11pt" style:font-size-complex="11pt"/>
    </style:style>
    <style:style style:name="P36" style:family="paragraph" style:parent-style-name="Standard">
      <style:paragraph-properties fo:break-before="page"/>
      <style:text-properties fo:color="#000000" style:font-name="Arial" fo:font-size="11pt" officeooo:rsid="001205b0" officeooo:paragraph-rsid="003eecff" style:font-size-asian="11pt" style:font-size-complex="11pt"/>
    </style:style>
    <style:style style:name="P37" style:family="paragraph" style:parent-style-name="Standard">
      <style:paragraph-properties fo:padding="0.074cm" fo:border-left="none" fo:border-right="none" fo:border-top="none" fo:border-bottom="0.99pt solid #000000" style:join-border="false"/>
      <style:text-properties fo:color="#000000" style:font-name="Arial" fo:font-size="11pt" officeooo:rsid="001205b0" officeooo:paragraph-rsid="003eecff" style:font-size-asian="11pt" style:font-size-complex="11pt"/>
    </style:style>
    <style:style style:name="T1" style:family="text">
      <style:text-properties officeooo:rsid="000f724f"/>
    </style:style>
    <style:style style:name="T2" style:family="text">
      <style:text-properties officeooo:rsid="0011402f"/>
    </style:style>
    <style:style style:name="T3" style:family="text">
      <style:text-properties officeooo:rsid="001205b0"/>
    </style:style>
    <style:style style:name="T4" style:family="text">
      <style:text-properties officeooo:rsid="00151e66"/>
    </style:style>
    <style:style style:name="T5" style:family="text">
      <style:text-properties officeooo:rsid="00192987"/>
    </style:style>
    <style:style style:name="T6" style:family="text">
      <style:text-properties officeooo:rsid="0019ed83"/>
    </style:style>
    <style:style style:name="T7" style:family="text">
      <style:text-properties officeooo:rsid="001ecd1d"/>
    </style:style>
    <style:style style:name="T8" style:family="text">
      <style:text-properties officeooo:rsid="0021c979"/>
    </style:style>
    <style:style style:name="T9" style:family="text">
      <style:text-properties officeooo:rsid="00235dcf"/>
    </style:style>
    <style:style style:name="T10" style:family="text">
      <style:text-properties officeooo:rsid="0024f26f"/>
    </style:style>
    <style:style style:name="T11" style:family="text">
      <style:text-properties officeooo:rsid="00281a9e"/>
    </style:style>
    <style:style style:name="T12" style:family="text">
      <style:text-properties officeooo:rsid="0028d9ec"/>
    </style:style>
    <style:style style:name="T13" style:family="text">
      <style:text-properties officeooo:rsid="002933b5"/>
    </style:style>
    <style:style style:name="T14" style:family="text">
      <style:text-properties officeooo:rsid="00293402"/>
    </style:style>
    <style:style style:name="T15" style:family="text">
      <style:text-properties officeooo:rsid="002b0c9f"/>
    </style:style>
    <style:style style:name="T16" style:family="text">
      <style:text-properties officeooo:rsid="002b6779"/>
    </style:style>
    <style:style style:name="T17" style:family="text">
      <style:text-properties officeooo:rsid="002cdcd6"/>
    </style:style>
    <style:style style:name="T18" style:family="text">
      <style:text-properties officeooo:rsid="002d0c5b"/>
    </style:style>
    <style:style style:name="T19" style:family="text">
      <style:text-properties officeooo:rsid="002d50db"/>
    </style:style>
    <style:style style:name="T20" style:family="text">
      <style:text-properties officeooo:rsid="00315420"/>
    </style:style>
    <style:style style:name="T21" style:family="text">
      <style:text-properties officeooo:rsid="00333fdb"/>
    </style:style>
    <style:style style:name="T22" style:family="text">
      <style:text-properties officeooo:rsid="0034a782"/>
    </style:style>
    <style:style style:name="T23" style:family="text">
      <style:text-properties officeooo:rsid="0035cf45"/>
    </style:style>
    <style:style style:name="T24" style:family="text">
      <style:text-properties officeooo:rsid="0037449b"/>
    </style:style>
    <style:style style:name="T25" style:family="text">
      <style:text-properties officeooo:rsid="0038108c"/>
    </style:style>
    <style:style style:name="T26" style:family="text">
      <style:text-properties officeooo:rsid="003eecf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nfiguration <text:span text:style-name="T17">and optoipns. Some are not updated, so be careful! </text:span></text:p>
      <text:p text:style-name="P1"/>
      <text:p text:style-name="P1">I) Selectable functions.</text:p>
      <text:p text:style-name="P1">A) getBestMatch'</text:p>
      <text:p text:style-name="P2">1) <text:s/>Job: <text:span text:style-name="T7"><text:s text:c="3"/>Find difference in LAB color space between border patch and all possible patches in image. Difference is sum of squares of differences for L,a,b for each pixel (in the patch), each weighted by a priority factor (see C below!). In its simplest form (the default), this priority is 0 for pixels in the target area and otherwise 1. It can however be used to give higher priority to pixel closer to the contour.</text:span></text:p>
      <text:p text:style-name="P3">2) <text:span text:style-name="T2">D</text:span>efault': 'getBestMatchSSD_3color'</text:p>
      <text:p text:style-name="P1">3) alternatives</text:p>
      <text:p text:style-name="P9">getBestMatchSSD.m (<text:span text:style-name="T18">use only luminance </text:span>)</text:p>
      <text:p text:style-name="P3">getBestMatchSSD_3color <text:span text:style-name="T18">(use L, A, and B)</text:span></text:p>
      <text:p text:style-name="P9">**********Do not currently work: </text:p>
      <text:p text:style-name="P9">getBestMatchSSD_MEX.c</text:p>
      <text:p text:style-name="P10">getBestMatchSSD_3color_MEX</text:p>
      <text:p text:style-name="P10">getBestMatchSSD_3color_MEX_<text:span text:style-name="T16">dwc</text:span></text:p>
      <text:p text:style-name="P10"/>
      <text:p text:style-name="P9"/>
      <text:p text:style-name="P1">B)'createAdaptivePatch'</text:p>
      <text:p text:style-name="P4">1) Job: <text:span text:style-name="T19">Grow the size of the patch until some criteria are met. <text:s/>The default version uses all color channels (weighted equally). It grows in each direction alternatively until one of three things happens. 1) the dominant angle changes (from one bin to another);: 2) the patch size was not changed (clipping at image border); 3) radius &gt; MAX_RADIUS</text:span></text:p>
      <text:p text:style-name="P5">2) <text:span text:style-name="T2">D</text:span>efault: <text:span text:style-name="T6">createAdaptivePatchB_weighted_3color' </text:span></text:p>
      <text:p text:style-name="P1">3) alternatives: <text:span text:style-name="T9">DO NOT USE any of these! They are not updated and may not work</text:span></text:p>
      <text:p text:style-name="P11">createAdaptivePatchA.m</text:p>
      <text:p text:style-name="P11">createAdaptivePatchA_weighted.m</text:p>
      <text:p text:style-name="P11">createAdaptivePatchA_weighted_3color.m</text:p>
      <text:p text:style-name="P11">createAdaptivePatchB.m</text:p>
      <text:p text:style-name="P11">createAdaptivePatchB_weighted.m <text:span text:style-name="T8">(only use Luminance)</text:span></text:p>
      <text:p text:style-name="P11">createPatch.m</text:p>
      <text:p text:style-name="P1"/>
      <text:p text:style-name="P12"/>
      <text:p text:style-name="P12">C) <text:span text:style-name="T1">matchDistanceFunction</text:span></text:p>
      <text:p text:style-name="P12">1) Job: <text:span text:style-name="T10">Determine whether distance from contour is important in determining the match</text:span></text:p>
      <text:p text:style-name="P12">2) Default:<text:span text:style-name="T1"> 'getMatchPriorityOnlyOutsideTarget'</text:span></text:p>
      <text:p text:style-name="P12">3) Alternatives: </text:p>
      <text:p text:style-name="P15"><text:s text:c="7"/>getMatchPriorityDistanceFromContour.m: <text:s text:c="2"/>Matching will take into consideration distance of a pixel to the contour. <text:s/>The close to the contour, the more important <text:s/>the matching will become.</text:p>
      <text:p text:style-name="P15"><text:s text:c="5"/>getMatchPriorityOnlyOutsideTarget.m: Matching will only take place outside target area, i.e. match_priority != target_area. Distance is unimportant. </text:p>
      <text:p text:style-name="P15"/>
      <text:p text:style-name="P12"/>
      <text:p text:style-name="P12">D) <text:span text:style-name="T1">'blendDistanceFunction</text:span></text:p>
      <text:p text:style-name="P12">1) Job: <text:s/><text:span text:style-name="T10">Determine whether distance from contour is important the blending. </text:span></text:p>
      <text:p text:style-name="P12">2) D<text:span text:style-name="T1">efault: 'getBlendPriorityOnlyOutsideTarget'</text:span></text:p>
      <text:p text:style-name="P12">3) Alternatives</text:p>
      <text:p text:style-name="P30"><text:s text:c="4"/>getBlendPriorityDistanceFromContour.m: <text:s text:c="3"/>Matching will take into consideration distance of a pixel to the contour. <text:s/>The close to the contour, the more important <text:s/>the matching will become.</text:p>
      <text:p text:style-name="P30"><text:s text:c="4"/>getBlendPriorityOnlyOutsideTarget.m: Matching will only take place outside target area, i.e. match_priority != target_area</text:p>
      <text:p text:style-name="P6"/>
      <text:p text:style-name="P7"><text:span text:style-name="T2">E) </text:span>calculatePriority</text:p>
      <text:p text:style-name="P13">1) Job:</text:p>
      <text:p text:style-name="P16"><text:span text:style-name="T12">1a) Calculate the tangent <text:s/>suing a small patch around the point of interest (</text:span>calculate the curve there using a least squares approximation <text:span text:style-name="T2">to a unit circle. The calculate the tangent)</text:span></text:p>
      <text:p text:style-name="P31"><text:soft-page-break/>1b) Using real patch size, calculate the confidence. Since this is the same for all three color channels and is a percent, we can do it for one. <text:s/></text:p>
      <text:p text:style-name="P31">1c) Then get the local gradient field. Ignore the bits in the target area. </text:p>
      <text:p text:style-name="P17"><text:span text:style-name="T12">1d) </text:span>find the dominant gradient: <text:span text:style-name="T12">In the default version </text:span>us<text:span text:style-name="T12">e </text:span>the weighed mode. <text:span text:style-name="T12">M</text:span>ore specifically, get the histogram of the angles. <text:s/><text:span text:style-name="T12">F</text:span>ind all pixe<text:span text:style-name="T12">l</text:span>s in a given bin, and then get the summed magnitude for that bin. <text:span text:style-name="T13">If magnitude is on, m</text:span>ultiply the frequency in the bin by the summed magnitude. <text:span text:style-name="T14">Then find the mode, and the average magnitude there</text:span></text:p>
      <text:p text:style-name="P12">2) D<text:span text:style-name="T1">efault: calculatePriority_weighted</text:span></text:p>
      <text:p text:style-name="P12">3) Alternatives</text:p>
      <text:p text:style-name="P18">calculatePriority_weighted.m</text:p>
      <text:p text:style-name="P19">calculatePriority_weighted_DoG.m <text:span text:style-name="T15">Same as above, but: make a patch 3 times bigger than needed, fill it, blur it, DoG it, and do the gradients. then clip back down and do the histograms on that</text:span></text:p>
      <text:p text:style-name="P21">******DO NOT USE:</text:p>
      <text:p text:style-name="P20">calculatePriority.m <text:s/></text:p>
      <text:p text:style-name="P20"/>
      <text:p text:style-name="P7"/>
      <text:p text:style-name="P12">II) Parameters</text:p>
      <text:p text:style-name="P22">A) 'input_image'</text:p>
      <text:p text:style-name="P22">1) Job: Which image to fix. <text:span text:style-name="T5">NO LONGER USED....reset to value of ImageAgo</text:span></text:p>
      <text:p text:style-name="P22">2) Default: 'eagle.png';</text:p>
      <text:p text:style-name="P22"/>
      <text:p text:style-name="P22">B) numBins </text:p>
      <text:p text:style-name="P22">1) Job: Number of bins in the gradient orientation histogram.</text:p>
      <text:p text:style-name="P22">2) Default: 30;</text:p>
      <text:p text:style-name="P22"/>
      <text:p text:style-name="P22">C) 'logfile'</text:p>
      <text:p text:style-name="P22">1) <text:span text:style-name="T20">Job: </text:span><text:s/>Where messages go.</text:p>
      <text:p text:style-name="P22">2) Default: log</text:p>
      <text:p text:style-name="P22">3) Alternatives: any valid filename string</text:p>
      <text:p text:style-name="P22"/>
      <text:p text:style-name="P22">D) patch_radius_min.</text:p>
      <text:p text:style-name="P22">1) Job: Set the <text:s/>starting size (and smalles<text:span text:style-name="T4">t</text:span> size) of the patch)</text:p>
      <text:p text:style-name="P22">2) Default: 4</text:p>
      <text:p text:style-name="P22">3) Alternatives: any positive integer</text:p>
      <text:p text:style-name="P22"/>
      <text:p text:style-name="P22">E) patch_radius_max</text:p>
      <text:p text:style-name="P22">1) <text:span text:style-name="T21">Job: </text:span>Set the maximum size of the patch. Should be greater than the minimum, but this is not checked!</text:p>
      <text:p text:style-name="P22">2) Default: 20</text:p>
      <text:p text:style-name="P22">3) Alternatives: any positive integer</text:p>
      <text:p text:style-name="P22"/>
      <text:p text:style-name="P22">F) stop_growing_threshold</text:p>
      <text:p text:style-name="P22">1) Job: Determine by how much (s_g_t*100 in percent) the dominant angle needs to change before growing stops.</text:p>
      <text:p text:style-name="P22">2) Default: 0.05</text:p>
      <text:p text:style-name="P25">3) Alternatives: any float 0&gt;= n &gt;=1</text:p>
      <text:p text:style-name="P25">4) Notes: only used in createAdaptivePatchB_weighted.m</text:p>
      <text:p text:style-name="P25"/>
      <text:p text:style-name="P25">G) <text:span text:style-name="T3">magnitudeWeight</text:span></text:p>
      <text:p text:style-name="P26">1) Job: <text:span text:style-name="T4">multiplies the summed magnitude of the dominant gradient by the number of pixels that have that gradient</text:span></text:p>
      <text:p text:style-name="P25">2) Default: <text:span text:style-name="T3">1 (use)</text:span></text:p>
      <text:p text:style-name="P25">3) Alternatives: 0 <text:span text:style-name="T4">(do not use)</text:span> or 1</text:p>
      <text:p text:style-name="P25"/>
      <text:p text:style-name="P27">H) <text:span text:style-name="T3">badMatchThreshold</text:span></text:p>
      <text:p text:style-name="P27">1) Job: <text:span text:style-name="T22">If no good match can be found, skip this pixel (for now, come back to it later). </text:span></text:p>
      <text:p text:style-name="P22"><text:span text:style-name="T4">2) D</text:span>efault: 50 </text:p>
      <text:p text:style-name="P27"><text:soft-page-break/>3) Alterernatives: Any positive float.</text:p>
      <text:p text:style-name="P22"/>
      <text:p text:style-name="P23"><text:span text:style-name="T4">I) </text:span>voidBitThreshold</text:p>
      <text:p text:style-name="P27">1) Job: <text:span text:style-name="T23">NOT USED</text:span></text:p>
      <text:p text:style-name="P27">2) D<text:span text:style-name="T3">efault: </text:span>0.<text:span text:style-name="T3">2</text:span></text:p>
      <text:p text:style-name="P27">3) Alternatives: <text:span text:style-name="T23">Dunno</text:span></text:p>
      <text:p text:style-name="P27"/>
      <text:p text:style-name="P27">J) <text:span text:style-name="T3">radiusForTangent</text:span></text:p>
      <text:p text:style-name="P27">1) Job: <text:span text:style-name="T24">How big should the patch for calculating the tangent be.</text:span></text:p>
      <text:p text:style-name="P27">2) D<text:span text:style-name="T3">efault: 5</text:span></text:p>
      <text:p text:style-name="P27">3) Alternatives:</text:p>
      <text:p text:style-name="P28">4) NOTES: <text:span text:style-name="T25">IS currently HARDWIRED to be: 2 AND NOT USED ANYWAY”</text:span></text:p>
      <text:p text:style-name="P27"/>
      <text:p text:style-name="P23"><text:span text:style-name="T4">K) </text:span>blend</text:p>
      <text:p text:style-name="P27">1) Job: when copying the new patch onto the target area, blend the new stuff with existing old stuff too! This value determines how much of the new stuff is added in to the “known” areas. </text:p>
      <text:p text:style-name="P23"><text:span text:style-name="T4">2) D</text:span>efault: <text:span text:style-name="T4">0 </text:span><text:s/><text:span text:style-name="T4">(0%, equivalent to “do not use”)</text:span></text:p>
      <text:p text:style-name="P27">3) Alternatives: any float 0&gt;= n &gt;=1</text:p>
      <text:p text:style-name="P22"/>
      <text:p text:style-name="P22"><text:span text:style-name="T4">L) </text:span>resultsDir:</text:p>
      <text:p text:style-name="P27">1) Job, where do files (log, image) get written.<text:line-break/>2) D<text:span text:style-name="T3">efault: '.' </text:span>(current directory)</text:p>
      <text:p text:style-name="P27">3) Alternatives: Any valid path</text:p>
      <text:p text:style-name="P27"/>
      <text:p text:style-name="P27">M) <text:span text:style-name="T3">imageAgo</text:span></text:p>
      <text:p text:style-name="P27">1) Job: <text:span text:style-name="T5">The image to be processed. Assumes that the image is in the target subdirectory, and is a.png type. </text:span></text:p>
      <text:p text:style-name="P27">2) D<text:span text:style-name="T3">efault: 'eagle'</text:span></text:p>
      <text:p text:style-name="P27">3) Alternatives: Any of the images.</text:p>
      <text:p text:style-name="P22"/>
      <text:p text:style-name="P23"><text:span text:style-name="T4">N) </text:span>machine</text:p>
      <text:p text:style-name="P27">1) Job: on which machine shall the code be run.</text:p>
      <text:p text:style-name="P23"><text:span text:style-name="T4">2) D</text:span>efault: NoMachine <text:span text:style-name="T4">(start script will determine)</text:span></text:p>
      <text:p text:style-name="P27">3) Alternative: Any valid LSGS machine name</text:p>
      <text:p text:style-name="P27">4) NOTES: </text:p>
      <text:p text:style-name="P23"/>
      <text:p text:style-name="P23"/>
      <text:p text:style-name="P23"><text:span text:style-name="T4">O) </text:span>imagePath</text:p>
      <text:p text:style-name="P27">1) Job: Where is the image located</text:p>
      <text:p text:style-name="P23"><text:span text:style-name="T4">2) D</text:span>efault: 'target' <text:span text:style-name="T4">(in the ‘target’ subdirectory of the current directory).</text:span></text:p>
      <text:p text:style-name="P23"><text:span text:style-name="T4">3) Alternatives: any valid path?</text:span>.</text:p>
      <text:p text:style-name="P22"/>
      <text:p text:style-name="P22"/>
      <text:p text:style-name="P22"><text:span text:style-name="T4">P) </text:span>'inpainting_INFO'</text:p>
      <text:p text:style-name="P27">1) Job: stuff to write in name of the resulting file, to identify the code that generated the image</text:p>
      <text:p text:style-name="P27">2) D<text:span text:style-name="T3">efault: 'WingersCode_reparsed_Kan'</text:span></text:p>
      <text:p text:style-name="P27">3) Alternatives: Any valid string</text:p>
      <text:p text:style-name="P22"/>
      <text:p text:style-name="P23"><text:span text:style-name="T4">Q) D</text:span>ataWeight':</text:p>
      <text:p text:style-name="P23"><text:span text:style-name="T4">1) the relative weight given to the data term </text:span><text:s/><text:span text:style-name="T4">over the confidence term</text:span></text:p>
      <text:p text:style-name="P22"><text:span text:style-name="T4">2) D</text:span>efault: 1 …</text:p>
      <text:p text:style-name="P27">3) Alternatives: <text:span text:style-name="T5">any positive float. </text:span></text:p>
      <text:p text:style-name="P27"/>
      <text:p text:style-name="P27"/>
      <text:p text:style-name="P27"/>
      <text:p text:style-name="P36">MagnitudeWeight 1 vs 0</text:p>
      <text:p text:style-name="P24">patch_radius_min <text:span text:style-name="T26">1 vs 4</text:span></text:p>
      <text:p text:style-name="P24">patch_radius_max <text:span text:style-name="T26">10 20 30 40 50 </text:span></text:p>
      <text:p text:style-name="P24">badMatchThreshold 1, 5, 10</text:p>
      <text:p text:style-name="P24">blend 0, .10, .25, .5</text:p>
      <text:p text:style-name="P29"/>
      <text:p text:style-name="P8">blendDistanceFunction <text:s/>getBlendPriorityOnlyOutsideTarget vs <text:s/>getBlendPriorityDistanceFromContour</text:p>
      <text:p text:style-name="P14"/>
      <text:p text:style-name="P8">matchDistanceFunction <text:s/>getMatchPriorityOnlyOutsideTarget vs <text:s/>getBlendPriorityDistanceFromContour</text:p>
      <text:p text:style-name="P14"/>
      <text:p text:style-name="P8">calculatePriority <text:span text:style-name="T11">calculatePriority_weighted.m vs calculatePriority_weighted_DoG.m </text:span></text:p>
      <text:p text:style-name="P8"/>
      <text:p text:style-name="P24"><text:span text:style-name="T4">D</text:span>ataWeight <text:span text:style-name="T26">1, 2, 3, 4, 5</text:span></text:p>
      <text:p text:style-name="P24"/>
      <text:p text:style-name="P37"/>
      <text:p text:style-name="P24"/>
      <text:p text:style-name="P35">first run:</text:p>
      <text:p text:style-name="P35">weights 1, 5</text:p>
      <text:p text:style-name="P35">Magnitude On, Off</text:p>
      <text:p text:style-name="P35">badMatch 1 5 10</text:p>
      <text:p text:style-name="P35"/>
      <text:p text:style-name="P3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1T12:36:43.546240992</meta:creation-date>
    <dc:date>2017-04-21T19:25:38.019956688</dc:date>
    <meta:editing-duration>PT1H9M50S</meta:editing-duration>
    <meta:editing-cycles>50</meta:editing-cycles>
    <meta:generator>LibreOffice/5.1.6.2$Linux_X86_64 LibreOffice_project/10m0$Build-2</meta:generator>
    <meta:document-statistic meta:table-count="0" meta:image-count="0" meta:object-count="0" meta:page-count="4" meta:paragraph-count="128" meta:word-count="1006" meta:character-count="6677" meta:non-whitespace-character-count="5734"/>
  </office:meta>
</office:document-meta>
</file>